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1">
          <table:table-cell table:style-name="ce1" table:formula="of:=CONCATENATE(&quot;sn(&quot;;MAX(range_sn);&quot;)&quot;)" office:value-type="string" office:string-value="sn(151)">
            <text:p>sn(151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1">
            <text:p>1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17">
            <text:p>17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53">
            <text:p>53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2">
            <text:p>2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19">
            <text:p>19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1">
            <text:p>1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3">
            <text:p>13</text:p>
          </table:table-cell>
          <table:table-cell table:style-name="ce27" office:value-type="string">
            <text:p>backing</text:p>
          </table:table-cell>
          <table:table-cell table:style-name="ce29" table:formula="of:=COUNTIF(range_genre;[.M14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float" office:value="4">
            <text:p>4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9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9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tech=LH;move;position,fret=3-5,str=6-5-4,R=1 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te-5,R=2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9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/>
          <table:table-cell table:style-name="ce6" office:value-type="string">
            <text:p>teq=3-str-slide,span=2-flet,R=1 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9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9" office:value-type="string">
            <text:p>R=1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9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9" office:value-type="string">
            <text:p>R=2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9"/>
          <table:table-cell table:style-name="ce22" office:value-type="date" office:date-value="2019-09-17T09:51:26.18">
            <text:p>2019/9/17 9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9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9" office:value-type="string">
            <text:p>R=3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9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9" office:value-type="string">
            <text:p>R=4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9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9" office:value-type="string">
            <text:p>R=6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9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9" office:value-type="string">
            <text:p>R=5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9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9"/>
          <table:table-cell table:style-name="ce22" office:value-type="date" office:date-value="2019-09-17T09:51:26.18">
            <text:p>2019/9/17 9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9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9" office:value-type="string">
            <text:p>R=7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9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9"/>
          <table:table-cell table:style-name="ce22" office:value-type="date" office:date-value="2019-09-17T09:51:26.18">
            <text:p>2019/9/17 9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9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9" office:value-type="string">
            <text:p>R=8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9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9" office:value-type="string">
            <text:p>R=9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8T08:19:33.94">
            <text:p>2019/9/18 8:1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 table:number-columns-repeated="4"/>
          <table:table-cell office:value-type="string">
            <text:p>a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f-50</text:p>
          </table:table-cell>
          <table:table-cell table:style-name="ce17" office:value-type="string">
            <text:p>,k.G,cp=G-C-D</text:p>
          </table:table-cell>
          <table:table-cell office:value-type="string">
            <text:p>R=1,type=arpeggio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7" office:value-type="float" office:value="2">
            <text:p>2</text:p>
          </table:table-cell>
          <table:table-cell table:style-name="ce17" office:value-type="string">
            <text:p>f-50</text:p>
          </table:table-cell>
          <table:table-cell table:style-name="ce17" office:value-type="string">
            <text:p>v-1,k.A</text:p>
          </table:table-cell>
          <table:table-cell office:value-type="string">
            <text:p>R=2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7" office:value-type="float" office:value="3">
            <text:p>3</text:p>
          </table:table-cell>
          <table:table-cell table:style-name="ce17" office:value-type="string">
            <text:p>te-9</text:p>
          </table:table-cell>
          <table:table-cell table:style-name="ce17" office:value-type="string">
            <text:p>rev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17" office:value-type="float" office:value="4">
            <text:p>4</text:p>
          </table:table-cell>
          <table:table-cell table:style-name="ce17" office:value-type="string">
            <text:p>f-51</text:p>
          </table:table-cell>
          <table:table-cell table:style-name="ce17" office:value-type="string">
            <text:p>,b.o.=te-9,inst=g+h,cp=G-C-D</text:p>
          </table:table-cell>
          <table:table-cell office:value-type="string">
            <text:p>R=3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7" office:value-type="float" office:value="5">
            <text:p>5</text:p>
          </table:table-cell>
          <table:table-cell table:style-name="ce17" office:value-type="string">
            <text:p>c.p.-3</text:p>
          </table:table-cell>
          <table:table-cell table:style-name="ce17" office:value-type="string">
            <text:p>v-1</text:p>
          </table:table-cell>
          <table:table-cell office:value-type="string">
            <text:p>R=4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7" office:value-type="float" office:value="6">
            <text:p>6</text:p>
          </table:table-cell>
          <table:table-cell table:style-name="ce17" office:value-type="string">
            <text:p>c.p.-4</text:p>
          </table:table-cell>
          <table:table-cell table:style-name="ce17" office:value-type="string">
            <text:p>rev</text:p>
          </table:table-cell>
          <table:table-cell office:value-type="string">
            <text:p>R=6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7" office:value-type="float" office:value="7">
            <text:p>7</text:p>
          </table:table-cell>
          <table:table-cell table:style-name="ce17" office:value-type="string">
            <text:p>f-52</text:p>
          </table:table-cell>
          <table:table-cell table:style-name="ce17" office:value-type="string">
            <text:p>,b.o.=c.p.-4</text:p>
          </table:table-cell>
          <table:table-cell office:value-type="string">
            <text:p>R=5</text:p>
          </table:table-cell>
          <table:table-cell table:number-columns-repeated="1013"/>
        </table:table-row>
        <table:table-row table:style-name="ro5">
          <table:table-cell table:number-columns-repeated="4"/>
          <table:table-cell office:value-type="float" office:value="8">
            <text:p>8</text:p>
          </table:table-cell>
          <table:table-cell office:value-type="string">
            <text:p>f-2</text:p>
          </table:table-cell>
          <table:table-cell office:value-type="string">
            <text:p>rev,file=0801-2</text:p>
          </table:table-cell>
          <table:table-cell table:number-columns-repeated="1014"/>
        </table:table-row>
        <table:table-row table:style-name="ro5">
          <table:table-cell table:number-columns-repeated="4"/>
          <table:table-cell office:value-type="float" office:value="9">
            <text:p>9</text:p>
          </table:table-cell>
          <table:table-cell office:value-type="string">
            <text:p>f-28</text:p>
          </table:table-cell>
          <table:table-cell office:value-type="string">
            <text:p>v-2,file=0827</text:p>
          </table:table-cell>
          <table:table-cell office:value-type="string">
            <text:p>R=7</text:p>
          </table:table-cell>
          <table:table-cell table:number-columns-repeated="1013"/>
        </table:table-row>
        <table:table-row table:style-name="ro5">
          <table:table-cell table:number-columns-repeated="4"/>
          <table:table-cell office:value-type="float" office:value="10">
            <text:p>10</text:p>
          </table:table-cell>
          <table:table-cell office:value-type="string">
            <text:p>f-18</text:p>
          </table:table-cell>
          <table:table-cell office:value-type="string">
            <text:p>rev,file=0818-2(4)</text:p>
          </table:table-cell>
          <table:table-cell table:number-columns-repeated="1014"/>
        </table:table-row>
        <table:table-row table:style-name="ro5">
          <table:table-cell table:number-columns-repeated="4"/>
          <table:table-cell office:value-type="float" office:value="11">
            <text:p>11</text:p>
          </table:table-cell>
          <table:table-cell office:value-type="string">
            <text:p>f-18</text:p>
          </table:table-cell>
          <table:table-cell office:value-type="string">
            <text:p>v-1</text:p>
          </table:table-cell>
          <table:table-cell office:value-type="string">
            <text:p>R=8</text:p>
          </table:table-cell>
          <table:table-cell table:number-columns-repeated="1013"/>
        </table:table-row>
        <table:table-row table:style-name="ro5">
          <table:table-cell table:number-columns-repeated="4"/>
          <table:table-cell office:value-type="float" office:value="12">
            <text:p>12</text:p>
          </table:table-cell>
          <table:table-cell office:value-type="string">
            <text:p>f-52</text:p>
          </table:table-cell>
          <table:table-cell office:value-type="string">
            <text:p>,k.E,theme=str-1,6</text:p>
          </table:table-cell>
          <table:table-cell office:value-type="string">
            <text:p>R=9</text:p>
          </table:table-cell>
          <table:table-cell table:number-columns-repeated="1013"/>
        </table:table-row>
        <table:table-row table:style-name="ro5" table:number-rows-repeated="2">
          <table:table-cell table:number-columns-repeated="1021"/>
        </table:table-row>
        <table:table-row table:style-name="ro5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208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209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210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211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 table:formula="of:=[.D212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(\d);var</text:p>
          </table:table-cell>
          <table:table-cell table:style-name="ce1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2" table:formula="of:=[.D213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 table:formula="of:=[.D216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2" table:formula="of:=[.D217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2" table:formula="of:=[.D218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number-columns-repeated="1015"/>
        </table:table-row>
        <table:table-row table:style-name="ro5" table:number-rows-repeated="1048349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6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1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2" draw:text-style-name="P1" svg:width="2.899cm" svg:height="0.991cm" svg:x="21.948cm" svg:y="3.107cm" draw:caption-point-x="-0.672cm" draw:caption-point-y="0.312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8T08:19:35.87">
            <text:p>2019/9/18 8:1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5">
          <table:table-cell table:number-columns-repeated="10"/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1),f-1</text:p>
          </table:table-cell>
          <table:table-cell table:style-name="ce17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2),c.p.-1</text:p>
          </table:table-cell>
          <table:table-cell table:style-name="ce17" office:value-type="string">
            <text:p>chords=C△-D△-E7 </text:p>
          </table:table-cell>
          <table:table-cell table:number-columns-repeated="3"/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3),LH.movement-1.N</text:p>
          </table:table-cell>
          <table:table-cell table:style-name="ce17"/>
          <table:table-cell table:number-columns-repeated="3"/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 table:number-rows-repeated="15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2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3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6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7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9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0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1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 table:number-rows-repeated="102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392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8T08:19:35.52">
            <text:p>2019/9/18 8:1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f-2</text:p>
          </table:table-cell>
          <table:table-cell table:style-name="ce17" office:value-type="string">
            <text:p>rev, </text:p>
          </table:table-cell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7" office:value-type="float" office:value="2">
            <text:p>2</text:p>
          </table:table-cell>
          <table:table-cell table:style-name="ce17" office:value-type="string">
            <text:p>f-2</text:p>
          </table:table-cell>
          <table:table-cell table:style-name="ce17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7" office:value-type="float" office:value="3">
            <text:p>3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7" office:value-type="float" office:value="4">
            <text:p>4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7" office:value-type="float" office:value="5">
            <text:p>5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7" office:value-type="float" office:value="6">
            <text:p>6</text:p>
          </table:table-cell>
          <table:table-cell table:style-name="ce17" office:value-type="string">
            <text:p>f-3</text:p>
          </table:table-cell>
          <table:table-cell table:style-name="ce17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 table:number-rows-repeated="3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6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7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(\d);var</text:p>
          </table:table-cell>
          <table:table-cell table:style-name="ce17" office:value-type="string">
            <text:p>$1\tvar</text:p>
          </table:table-cell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 table:number-rows-repeated="88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403">
          <table:table-cell table:number-columns-repeated="1021"/>
        </table:table-row>
        <table:table-row table:style-name="ro5">
          <table:table-cell table:number-columns-repeated="1021"/>
        </table:table-row>
      </table:table>
      <table:database-ranges>
        <table:database-range table:target-range-address="gt.A2:gt.I174" table:contains-header="false">
          <table:sort>
            <table:sort-by table:field-number="8" table:data-type="automatic"/>
            <table:sort-by table:field-number="0" table:data-type="automatic"/>
          </table:sort>
        </table:database-range>
        <table:database-range table:name="range_all_data" table:target-range-address="gt.A2:gt.I1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190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190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8">2019/09/18</text:date>, <text:time>08:19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18T08:19:35.19</dc:date>
    <dc:creator>iwabuchi ken</dc:creator>
    <meta:editing-duration>P1DT3H41M42S</meta:editing-duration>
    <meta:editing-cycles>152</meta:editing-cycles>
    <meta:generator>OpenOffice/4.1.3$Win32 OpenOffice.org_project/413m1$Build-9783</meta:generator>
    <meta:document-statistic meta:table-count="3" meta:cell-count="2298" meta:object-count="0"/>
    <meta:user-defined meta:name="sheets-banding"/>
    <meta:user-defined meta:name="sheets-original-selection"/>
  </office:meta>
</office:document-meta>
</file>